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oline Kedzierski</text:p>
            <text:p text:style-name="P10"/>
            <text:p text:style-name="P10">Product IT Consultant</text:p>
            <text:p text:style-name="Contact_20_info">1234567890 – <text:span text:style-name="T15">lisandra@gleichner.info – </text:span><text:span text:style-name="T16">www.my-website.com</text:span></text:p>
            <text:p text:style-name="Contact_20_info"/>
            <text:p text:style-name="P7">Iste quas voluptatem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fbe8eea3-9c57-492d-9a75-7f5b3f3d0c86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ff64fc0b-5f9e-4e07-ae0f-d39e0e6a9208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61483235-f344-416b-82a3-4de76a7c25ed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oline Kedzierski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